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6389" officeooo:paragraph-rsid="00186389"/>
    </style:style>
    <style:style style:name="P2" style:family="paragraph" style:parent-style-name="Preformatted_20_Text">
      <style:text-properties officeooo:rsid="0018f7c3" officeooo:paragraph-rsid="0018f7c3"/>
    </style:style>
    <style:style style:name="P3" style:family="paragraph" style:parent-style-name="Preformatted_20_Text">
      <style:text-properties officeooo:rsid="0018f7c3"/>
    </style:style>
    <style:style style:name="P4" style:family="paragraph" style:parent-style-name="Preformatted_20_Text">
      <style:text-properties officeooo:rsid="001c047a" officeooo:paragraph-rsid="001c047a"/>
    </style:style>
    <style:style style:name="P5" style:family="paragraph" style:parent-style-name="Preformatted_20_Text">
      <style:text-properties officeooo:rsid="001e2c44" officeooo:paragraph-rsid="001e2c44"/>
    </style:style>
    <style:style style:name="T1" style:family="text">
      <style:text-properties officeooo:rsid="0018f7c3"/>
    </style:style>
    <style:style style:name="T2" style:family="text">
      <style:text-properties officeooo:rsid="001a7e94"/>
    </style:style>
    <style:style style:name="T3" style:family="text">
      <style:text-properties officeooo:rsid="001d2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termediate versions:</text:p>
      <text:p text:style-name="Preformatted_20_Text">think about the simpelest version of this project, and build from there:</text:p>
      <text:p text:style-name="Preformatted_20_Text"/>
      <text:p text:style-name="P1">simple version:</text:p>
      <text:p text:style-name="P1">make a screen that creates a new div itself every time when your mouse hovers<text:span text:style-name="T1">.</text:span></text:p>
      <text:p text:style-name="P1"/>
      <text:p text:style-name="P2">steps:</text:p>
      <text:p text:style-name="P2">- make a function that runs on a div on hover.</text:p>
      <text:p text:style-name="P5">- let every hover create a new div inside the previous div</text:p>
      <text:p text:style-name="P5"/>
      <text:p text:style-name="P4">- make every div have a new n<text:span text:style-name="T3">ame, by number</text:span></text:p>
      <text:p text:style-name="P2">- <text:span text:style-name="T2">save every div in an array in the last div</text:span></text:p>
      <text:p text:style-name="P2"/>
      <text:p text:style-name="P2">- make a way to always find the last child of the current list of divs</text:p>
      <text:p text:style-name="Preformatted_20_Text"/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</text:p>
      <text:p text:style-name="Preformatted_20_Text"/>
      <text:p text:style-name="Preformatted_20_Text">paste versions in bold, and think about which steps to take for each function.</text:p>
      <text:p text:style-name="Preformatted_20_Text">only work out the first version completely, and only write 2 - 3 steps max for future version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2T17:29:30.421945802</dc:date>
    <meta:editing-duration>PT24M43S</meta:editing-duration>
    <meta:editing-cycles>7</meta:editing-cycles>
    <meta:document-statistic meta:table-count="0" meta:image-count="0" meta:object-count="0" meta:page-count="1" meta:paragraph-count="23" meta:word-count="160" meta:character-count="902" meta:non-whitespace-character-count="750"/>
  </office:meta>
</office:document-meta>
</file>